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OpenSymbol" svg:font-family="OpenSymbol"/>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officeooo:rsid="001b8aa3" officeooo:paragraph-rsid="001b8aa3"/>
    </style:style>
    <style:style style:name="P2" style:family="paragraph" style:parent-style-name="Standard">
      <style:paragraph-properties fo:line-height="150%" fo:text-align="justify" style:justify-single-word="false"/>
      <style:text-properties officeooo:rsid="00221def" officeooo:paragraph-rsid="00221def"/>
    </style:style>
    <style:style style:name="P3" style:family="paragraph" style:parent-style-name="Standard">
      <style:paragraph-properties fo:line-height="150%" fo:text-align="justify" style:justify-single-word="false"/>
      <style:text-properties officeooo:rsid="0020a49a" officeooo:paragraph-rsid="0020a49a"/>
    </style:style>
    <style:style style:name="P4" style:family="paragraph" style:parent-style-name="Standard">
      <style:paragraph-properties fo:line-height="150%" fo:text-align="justify" style:justify-single-word="false"/>
      <style:text-properties officeooo:rsid="0023ff3c" officeooo:paragraph-rsid="0023ff3c"/>
    </style:style>
    <style:style style:name="P5" style:family="paragraph" style:parent-style-name="Standard">
      <style:paragraph-properties fo:line-height="150%" fo:text-align="justify" style:justify-single-word="false"/>
      <style:text-properties officeooo:rsid="002a090e" officeooo:paragraph-rsid="002a090e"/>
    </style:style>
    <style:style style:name="P6" style:family="paragraph" style:parent-style-name="Standard">
      <style:paragraph-properties fo:line-height="150%" fo:text-align="justify" style:justify-single-word="false"/>
      <style:text-properties officeooo:rsid="002c7505" officeooo:paragraph-rsid="002c7505"/>
    </style:style>
    <style:style style:name="P7"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2c7505" officeooo:paragraph-rsid="002c7505" style:font-size-asian="12pt" style:font-size-complex="12pt"/>
    </style:style>
    <style:style style:name="P8" style:family="paragraph" style:parent-style-name="Standard">
      <style:paragraph-properties fo:line-height="150%" fo:text-align="justify" style:justify-single-word="false"/>
      <style:text-properties officeooo:rsid="002e5bbd" officeooo:paragraph-rsid="002e5bbd"/>
    </style:style>
    <style:style style:name="P9" style:family="paragraph" style:parent-style-name="Standard">
      <style:paragraph-properties fo:line-height="150%" fo:text-align="justify" style:justify-single-word="false"/>
      <style:text-properties officeooo:paragraph-rsid="0030a811"/>
    </style:style>
    <style:style style:name="P10" style:family="paragraph" style:parent-style-name="Standard">
      <style:paragraph-properties fo:line-height="150%" fo:text-align="justify" style:justify-single-word="false"/>
      <style:text-properties officeooo:paragraph-rsid="00317330"/>
    </style:style>
    <style:style style:name="P11" style:family="paragraph" style:parent-style-name="Standard" style:list-style-name="L1">
      <style:paragraph-properties fo:line-height="150%" fo:text-align="justify" style:justify-single-word="false"/>
      <style:text-properties officeooo:paragraph-rsid="00317330"/>
    </style:style>
    <style:style style:name="P12" style:family="paragraph" style:parent-style-name="Standard">
      <style:paragraph-properties fo:line-height="150%" fo:text-align="justify" style:justify-single-word="false"/>
      <style:text-properties officeooo:paragraph-rsid="0032306f"/>
    </style:style>
    <style:style style:name="P13" style:family="paragraph" style:parent-style-name="Standard" style:list-style-name="L2">
      <style:paragraph-properties fo:line-height="150%" fo:text-align="justify" style:justify-single-word="false"/>
      <style:text-properties officeooo:paragraph-rsid="00317330"/>
    </style:style>
    <style:style style:name="P14" style:family="paragraph" style:parent-style-name="Standard" style:list-style-name="L2">
      <style:paragraph-properties fo:line-height="150%" fo:text-align="justify" style:justify-single-word="false"/>
      <style:text-properties officeooo:paragraph-rsid="0032306f"/>
    </style:style>
    <style:style style:name="P15" style:family="paragraph" style:parent-style-name="Standard">
      <style:paragraph-properties fo:line-height="150%" fo:text-align="justify" style:justify-single-word="false"/>
      <style:text-properties officeooo:paragraph-rsid="0033e8e1"/>
    </style:style>
    <style:style style:name="P16" style:family="paragraph" style:parent-style-name="Standard">
      <style:paragraph-properties fo:line-height="150%" fo:text-align="justify" style:justify-single-word="false"/>
      <style:text-properties officeooo:paragraph-rsid="002e5bbd"/>
    </style:style>
    <style:style style:name="P17" style:family="paragraph" style:parent-style-name="Standard">
      <style:paragraph-properties fo:line-height="150%" fo:text-align="justify" style:justify-single-word="false"/>
      <style:text-properties officeooo:paragraph-rsid="00304006"/>
    </style:style>
    <style:style style:name="P18" style:family="paragraph" style:parent-style-name="Standard">
      <style:paragraph-properties fo:line-height="150%" fo:text-align="justify" style:justify-single-word="false"/>
      <style:text-properties officeooo:paragraph-rsid="002c7505"/>
    </style:style>
    <style:style style:name="P19" style:family="paragraph" style:parent-style-name="Standard">
      <style:paragraph-properties fo:line-height="150%" fo:text-align="justify" style:justify-single-word="false"/>
      <style:text-properties officeooo:paragraph-rsid="0023ff3c"/>
    </style:style>
    <style:style style:name="P20" style:family="paragraph" style:parent-style-name="Standard">
      <style:paragraph-properties fo:line-height="150%" fo:text-align="justify" style:justify-single-word="false"/>
      <style:text-properties officeooo:paragraph-rsid="0024c13a"/>
    </style:style>
    <style:style style:name="P21" style:family="paragraph" style:parent-style-name="Standard">
      <style:paragraph-properties fo:line-height="150%" fo:text-align="justify" style:justify-single-word="false"/>
      <style:text-properties officeooo:paragraph-rsid="002308a0"/>
    </style:style>
    <style:style style:name="P22" style:family="paragraph" style:parent-style-name="Standard">
      <style:paragraph-properties fo:line-height="150%" fo:text-align="justify" style:justify-single-word="false"/>
      <style:text-properties officeooo:paragraph-rsid="001b8aa3"/>
    </style:style>
    <style:style style:name="P23" style:family="paragraph" style:parent-style-name="Standard">
      <style:paragraph-properties fo:line-height="150%" fo:text-align="justify" style:justify-single-word="false"/>
      <style:text-properties officeooo:paragraph-rsid="0035e087"/>
    </style:style>
    <style:style style:name="P24" style:family="paragraph" style:parent-style-name="Standard">
      <style:paragraph-properties fo:line-height="150%" fo:text-align="justify" style:justify-single-word="false"/>
      <style:text-properties fo:font-weight="bold" officeooo:paragraph-rsid="0035e087" style:font-weight-asian="bold" style:font-weight-complex="bold"/>
    </style:style>
    <style:style style:name="P25" style:family="paragraph" style:parent-style-name="Standard">
      <style:paragraph-properties fo:line-height="150%" fo:text-align="justify" style:justify-single-word="false"/>
      <style:text-properties fo:font-weight="bold" officeooo:rsid="002e5bbd" officeooo:paragraph-rsid="002e5bbd" style:font-weight-asian="bold" style:font-weight-complex="bold"/>
    </style:style>
    <style:style style:name="P26" style:family="paragraph" style:parent-style-name="Standard">
      <style:paragraph-properties fo:line-height="150%" fo:text-align="justify" style:justify-single-word="false"/>
      <style:text-properties style:font-name="Liberation Serif" fo:font-size="12pt" officeooo:paragraph-rsid="002c7505" style:font-size-asian="12pt" style:font-size-complex="12pt"/>
    </style:style>
    <style:style style:name="P27" style:family="paragraph" style:parent-style-name="Standard">
      <style:paragraph-properties fo:margin-top="0cm" fo:margin-bottom="0.199cm" style:contextual-spacing="false" fo:line-height="150%" fo:text-align="start" style:justify-single-word="false"/>
      <style:text-properties officeooo:paragraph-rsid="0035e087"/>
    </style:style>
    <style:style style:name="P28" style:family="paragraph" style:parent-style-name="Text_20_body">
      <style:text-properties officeooo:paragraph-rsid="00375cb9"/>
    </style:style>
    <style:style style:name="P29" style:family="paragraph" style:parent-style-name="Text_20_body">
      <style:paragraph-properties fo:margin-top="0cm" fo:margin-bottom="0.199cm" style:contextual-spacing="false" fo:line-height="150%"/>
    </style:style>
    <style:style style:name="P30" style:family="paragraph" style:parent-style-name="Footer">
      <style:paragraph-properties fo:text-align="center" style:justify-single-word="false"/>
    </style:style>
    <style:style style:name="P31" style:family="paragraph" style:parent-style-name="Heading_20_3"/>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1" style:master-page-name="Index">
      <style:paragraph-properties style:page-number="1"/>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8aa3"/>
    </style:style>
    <style:style style:name="T2" style:family="text">
      <style:text-properties fo:font-style="normal" officeooo:rsid="0030a811" style:font-style-asian="normal" style:font-style-complex="normal"/>
    </style:style>
    <style:style style:name="T3" style:family="text">
      <style:text-properties fo:font-variant="normal" fo:text-transform="none" fo:color="#000000" fo:letter-spacing="normal" fo:font-style="normal" fo:font-weight="normal" officeooo:rsid="002c7505"/>
    </style:style>
    <style:style style:name="T4" style:family="text">
      <style:text-properties fo:font-variant="normal" fo:text-transform="none" fo:color="#000000" fo:letter-spacing="normal" fo:font-style="italic" fo:font-weight="normal" officeooo:rsid="002c7505" style:font-style-asian="italic" style:font-style-complex="italic"/>
    </style:style>
    <style:style style:name="T5" style:family="text">
      <style:text-properties officeooo:rsid="001d13a1"/>
    </style:style>
    <style:style style:name="T6" style:family="text">
      <style:text-properties officeooo:rsid="0020472b"/>
    </style:style>
    <style:style style:name="T7" style:family="text">
      <style:text-properties officeooo:rsid="0020a49a"/>
    </style:style>
    <style:style style:name="T8" style:family="text">
      <style:text-properties fo:font-style="italic" officeooo:rsid="00221def" style:font-style-asian="italic" style:font-style-complex="italic"/>
    </style:style>
    <style:style style:name="T9" style:family="text">
      <style:text-properties fo:font-style="italic" officeooo:rsid="0023ff3c" style:font-style-asian="italic" style:font-style-complex="italic"/>
    </style:style>
    <style:style style:name="T10" style:family="text">
      <style:text-properties fo:font-style="italic" officeooo:rsid="002e5bbd" style:font-style-asian="italic" style:font-style-complex="italic"/>
    </style:style>
    <style:style style:name="T11" style:family="text">
      <style:text-properties fo:font-style="italic" officeooo:rsid="0030a811" style:font-style-asian="italic" style:font-style-complex="italic"/>
    </style:style>
    <style:style style:name="T12" style:family="text">
      <style:text-properties fo:font-style="italic" officeooo:rsid="0032306f" style:font-style-asian="italic" style:font-style-complex="italic"/>
    </style:style>
    <style:style style:name="T13" style:family="text">
      <style:text-properties fo:font-style="italic" officeooo:rsid="0033e8e1" style:font-style-asian="italic" style:font-style-complex="italic"/>
    </style:style>
    <style:style style:name="T14" style:family="text">
      <style:text-properties fo:font-style="italic" officeooo:rsid="0035e087" style:font-style-asian="italic" style:font-style-complex="italic"/>
    </style:style>
    <style:style style:name="T15" style:family="text">
      <style:text-properties officeooo:rsid="00221def"/>
    </style:style>
    <style:style style:name="T16" style:family="text">
      <style:text-properties style:text-position="super 58%" officeooo:rsid="00221def" style:font-size-asian="10.5pt"/>
    </style:style>
    <style:style style:name="T17" style:family="text">
      <style:text-properties officeooo:rsid="002308a0"/>
    </style:style>
    <style:style style:name="T18" style:family="text">
      <style:text-properties officeooo:rsid="00231f40"/>
    </style:style>
    <style:style style:name="T19" style:family="text">
      <style:text-properties officeooo:rsid="0023ff3c"/>
    </style:style>
    <style:style style:name="T20" style:family="text">
      <style:text-properties officeooo:rsid="00249199"/>
    </style:style>
    <style:style style:name="T21" style:family="text">
      <style:text-properties officeooo:rsid="0024c13a"/>
    </style:style>
    <style:style style:name="T22" style:family="text">
      <style:text-properties officeooo:rsid="0026a35e"/>
    </style:style>
    <style:style style:name="T23" style:family="text">
      <style:text-properties officeooo:rsid="002877d5"/>
    </style:style>
    <style:style style:name="T24" style:family="text">
      <style:text-properties officeooo:rsid="002a090e"/>
    </style:style>
    <style:style style:name="T25" style:family="text">
      <style:text-properties officeooo:rsid="002c7505"/>
    </style:style>
    <style:style style:name="T26" style:family="text">
      <style:text-properties officeooo:rsid="002e5bbd"/>
    </style:style>
    <style:style style:name="T27" style:family="text">
      <style:text-properties officeooo:rsid="00304006"/>
    </style:style>
    <style:style style:name="T28" style:family="text">
      <style:text-properties officeooo:rsid="0030a811"/>
    </style:style>
    <style:style style:name="T29" style:family="text">
      <style:text-properties officeooo:rsid="00317330"/>
    </style:style>
    <style:style style:name="T30" style:family="text">
      <style:text-properties officeooo:rsid="0032306f"/>
    </style:style>
    <style:style style:name="T31" style:family="text">
      <style:text-properties officeooo:rsid="0033e8e1"/>
    </style:style>
    <style:style style:name="T32" style:family="text">
      <style:text-properties officeooo:rsid="0035e087"/>
    </style:style>
    <style:style style:name="T33" style:family="text">
      <style:text-properties officeooo:rsid="00375cb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2"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Índice</text:p>
          </text:index-title>
          <text:p text:style-name="P35"><text:a xlink:type="simple" xlink:href="#__RefHeading__625_516714410" text:style-name="Index_20_Link" text:visited-style-name="Index_20_Link"><text:s/>1 INTRODUÇÃO<text:tab/>1</text:a></text:p>
          <text:p text:style-name="P36"><text:a xlink:type="simple" xlink:href="#__RefHeading__627_516714410" text:style-name="Index_20_Link" text:visited-style-name="Index_20_Link"><text:s/>1.1.1 Codificação de caracteres<text:tab/>1</text:a></text:p>
          <text:p text:style-name="P35"><text:a xlink:type="simple" xlink:href="#__RefHeading__629_516714410" text:style-name="Index_20_Link" text:visited-style-name="Index_20_Link"><text:s/>2 O PADRÃO ASCII<text:tab/>2</text:a></text:p>
          <text:p text:style-name="P36"><text:a xlink:type="simple" xlink:href="#__RefHeading__631_516714410" text:style-name="Index_20_Link" text:visited-style-name="Index_20_Link"><text:s/>2.1.1 História<text:tab/>2</text:a></text:p>
          <text:p text:style-name="P35"><text:a xlink:type="simple" xlink:href="#__RefHeading__633_516714410" text:style-name="Index_20_Link" text:visited-style-name="Index_20_Link"><text:s/>3 O PADRÃO UNICODE<text:tab/>5</text:a></text:p>
          <text:p text:style-name="P36"><text:a xlink:type="simple" xlink:href="#__RefHeading__635_516714410" text:style-name="Index_20_Link" text:visited-style-name="Index_20_Link"><text:s/>3.1.1 História<text:tab/>6</text:a></text:p>
          <text:p text:style-name="P36"><text:a xlink:type="simple" xlink:href="#__RefHeading__637_516714410" text:style-name="Index_20_Link" text:visited-style-name="Index_20_Link"><text:s/>3.1.2 Arquitetura<text:tab/>7</text:a></text:p>
          <text:p text:style-name="P36"><text:a xlink:type="simple" xlink:href="#__RefHeading__639_516714410" text:style-name="Index_20_Link" text:visited-style-name="Index_20_Link"><text:s/>3.1.3 UTF e UCS<text:tab/>8</text:a></text:p>
          <text:p text:style-name="P35"><text:a xlink:type="simple" xlink:href="#__RefHeading__641_516714410" text:style-name="Index_20_Link" text:visited-style-name="Index_20_Link"><text:s/>4 O PADRÃO UTF-8<text:tab/>10</text:a></text:p>
          <text:p text:style-name="P36"><text:a xlink:type="simple" xlink:href="#__RefHeading__643_516714410" text:style-name="Index_20_Link" text:visited-style-name="Index_20_Link"><text:s/>4.1.1 História<text:tab/>10</text:a></text:p>
          <text:p text:style-name="P35"><text:a xlink:type="simple" xlink:href="#__RefHeading__645_516714410" text:style-name="Index_20_Link" text:visited-style-name="Index_20_Link"><text:s/>5 CONCLUSÃO<text:tab/>12</text:a></text:p>
          <text:p text:style-name="P35"><text:a xlink:type="simple" xlink:href="#__RefHeading__647_516714410" text:style-name="Index_20_Link" text:visited-style-name="Index_20_Link"><text:s/>6 BIBLIOGRAFIA<text:tab/>12</text:a></text:p>
        </text:index-body>
      </text:table-of-content>
      <text:h text:style-name="P32" text:outline-level="1"><text:span text:style-name="T32"/></text:h>
      <text:h text:style-name="P34" text:outline-level="1"><text:bookmark-start text:name="__RefHeading__625_516714410"/><text:span text:style-name="T32">INTRODUÇÃO</text:span><text:bookmark-end text:name="__RefHeading__625_516714410"/></text:h>
      <text:p text:style-name="P1"/>
      <text:h text:style-name="Heading_20_3" text:outline-level="3"><text:bookmark-start text:name="__RefHeading__627_516714410"/>Codificação de caracteres<text:bookmark-end text:name="__RefHeading__627_516714410"/></text:h>
      <text:p text:style-name="P1"/>
      <text:p text:style-name="P22"><text:span text:style-name="T1"><text:tab/>Codificação de caracteres é um padrão que relaciona um conjunto de caracteres com um conjunto de </text:span><text:span text:style-name="T6">códigos como</text:span><text:span text:style-name="T1">, por exemplo, números ou pulsos elétricos, com o objetivo de </text:span><text:span text:style-name="T6">possibilitar </text:span><text:span text:style-name="T1">o armazenamento de texto em computadores e sua transmissão através de redes de telecomunicação. </text:span><text:span text:style-name="T6">Um e</text:span><text:span text:style-name="T1">xemplo comu</text:span><text:span text:style-name="T19">m</text:span><text:span text:style-name="T1"> de codificação de caracteres </text:span><text:span text:style-name="T6">é </text:span><text:span text:style-name="T1">o código morse, que codifica as letras do alfabeto latino e os numerais como </text:span><text:span text:style-name="T5">sequências</text:span><text:span text:style-name="T1"> de pulsos elétricos de longa e curta duração. </text:span><text:span text:style-name="T6">Outro exemplo que veremos com mais detalhes</text:span><text:span text:style-name="T7"> logo</text:span><text:span text:style-name="T6"> adiante é o</text:span><text:span text:style-name="T1"> </text:span><text:span text:style-name="T6">código</text:span><text:span text:style-name="T1"> ASCII, que codifica os mesmos</text:span><text:span text:style-name="T7"> caracteres</text:span><text:span text:style-name="T1"> do código morse além de outros símbolos </text:span><text:span text:style-name="T6">como uma representação que utiliza </text:span><text:span text:style-name="T1">sete bits </text:span><text:span text:style-name="T6">para representar </text:span><text:span text:style-name="T7">este mesmo conjunto de </text:span><text:span text:style-name="T6">caracteres</text:span><text:span text:style-name="T1">.</text:span></text:p>
      <text:p text:style-name="P2"><text:tab/>A introdução de repertórios de caracteres tais como o ASCII (1963) e o EBCDIC (1964) deu início ao processo de padronização. Não demorou muito para que as limitações desses conjuntos de caracteres fosse logo percebido, de forma que uma quantidade de métodos para solucioná-los foi desenvolvida. A necessidade de suportar múltiplos sistemas de escrita, incluindo a família CJK dos caracteres leste-asiáticos, exigia suporte a um número bem maior de caracteres do que era possível com os primeiros padrões citados acima, o que demandava uma abordagem sistemática diferente das anteriores para a codificação de caracteres. Vejamos a seguir alguns dos padrões de codificação mais comuns.</text:p>
      <text:h text:style-name="P33" text:outline-level="1"><text:bookmark-start text:name="__RefHeading__629_516714410"/><text:span text:style-name="T32">O PADRÃO </text:span>ASCII<text:bookmark-end text:name="__RefHeading__629_516714410"/></text:h>
      <text:p text:style-name="P3"/>
      <text:p text:style-name="P21"><text:span text:style-name="T15"><text:tab/>ASCII significa “</text:span><text:span text:style-name="T8">American Standard Code for Information Interchange”</text:span><text:span text:style-name="T15"> ou Código Americano Padrão para Intercâmbio de Informação, em uma tradução livre. Normalmente utilizamos a sigla em inglês para referencia direta. O ASCII é uma codificação de caracteres de sete bits baseada no alfabeto inglês. Cada sequencia de códigos da tabela ASCII corresponde a um caractere, comumente representados pelos 8 bits (equivalente a um byte), sendo que o oitavo bit (da direita para a esquerda) serve como um bit de paridade, utilizado na detecção de erros. Os códigos ASCII representam texto em computadores, equipamentos de comunicação, entre outros dispositivos que trabalham com texto.</text:span></text:p>
      <text:p text:style-name="P19"><text:span text:style-name="T15"><text:tab/>Desenvolvida a partir de 1960, grande parte das codificações de caracteres modernas a herdaram como base. A codificação define 128 caracteres, preenchendo completamente os sete bits disponíveis </text:span><text:span text:style-name="T17">(</text:span><text:span text:style-name="T15">2</text:span><text:span text:style-name="T16">7</text:span><text:span text:style-name="T15">=128 sequências possíveis</text:span><text:span text:style-name="T17">)</text:span><text:span text:style-name="T15">. Dess</text:span><text:span text:style-name="T17">as 128 sequências</text:span><text:span text:style-name="T15">, 33 não são imprimíveis, </text:span><text:span text:style-name="T18">sendo utilizados </text:span><text:span text:style-name="T15">como caracteres de controle para edição de texto </text:span><text:span text:style-name="T19">(alguns deles já obsoletos)</text:span><text:span text:style-name="T15">, </text:span><text:span text:style-name="T19">e 95 </text:span><text:span text:style-name="T19">caracteres imprimíveis, incluindo o espaço (que é considerado um caractere invisível).</text:span></text:p>
      <text:p text:style-name="P4"/>
      <text:h text:style-name="Heading_20_3" text:outline-level="3"><text:bookmark-start text:name="__RefHeading__631_516714410"/>História<text:bookmark-end text:name="__RefHeading__631_516714410"/></text:h>
      <text:p text:style-name="P4"/>
      <text:p text:style-name="P19"><text:span text:style-name="T19"><text:tab/>O ASCII foi desenvolvido pelo comitê da Associação Americana de Padrões (cuja sigla em inglês é ASA) intitulado X3, por seu subcomitê X3.2 (que mais tarde passou a se chamar X3L2), e algum tempo depois, pelo grupo de trabalho X3.2.4. A ASA tornou-se o o </text:span><text:span text:style-name="T9">United States of America Standards Institute</text:span><text:span text:style-name="T19"> (ou USASI) e por último o <text:s/></text:span><text:span text:style-name="T9">American National Standards Institute</text:span><text:span text:style-name="T19">.</text:span></text:p>
      <text:p text:style-name="P20"><text:span text:style-name="T19"><text:tab/>O subcomitê X3.2 projetou o ASCII baseado nas primeiras codificações telegráficas. Como outros padrões de codificação, o ASCII especifica uma correspondência entre um padrão de bits digitais com <text:s/>o símbolo de um caractere (ex. letras e caracteres de controle ). Isso permitiu que dispositivos digitais se comunicassem uns com os outros para processar, armazenar e compartilhar informações baseadas em texto, tal como a linguagem escrita. Antes do ASCII ser desenvolvido, as codificações em uso utilizavam 26 letras alfabéticas, 10 digitos numéricos e, 11 a 25 símbolos gráficos. Para incluir todos esses </text:span><text:span text:style-name="T20">caracteres e os caracteres de controle compatíveis com o padrão </text:span><text:span text:style-name="T21">e com os dados do </text:span><text:span text:style-name="T20">Alfabeto Telegráfico Internacional Nº 2 (ITA2) </text:span><text:span text:style-name="T21">cria</text:span><text:span text:style-name="T20">do </text:span><text:span text:style-name="T21">pelo </text:span><text:span text:style-name="T9">Comité Consultatif International Téléphonique et Télégraphique</text:span><text:span text:style-name="T19"> (CCITT) <text:s/></text:span><text:span text:style-name="T21">e ao padrão </text:span><text:span text:style-name="T19">EBCDIC </text:span><text:span text:style-name="T21">anterior</text:span><text:span text:style-name="T19">, </text:span><text:span text:style-name="T21">mais 64 códigos foram necessários ao ao </text:span><text:span text:style-name="T19">ASCII.</text:span></text:p>
      <text:p text:style-name="P19"><text:soft-page-break/><text:span text:style-name="T19"><text:tab/></text:span><text:span text:style-name="T21">O comitê debateu a possibilidade de uma função “shift” (como na codificação Baudot)</text:span><text:span text:style-name="T19">, </text:span><text:span text:style-name="T21">o que <text:s/>permitiria que mais 64 códigos fossem representados por seis bit</text:span><text:span text:style-name="T19">. </text:span><text:span text:style-name="T21">Em um código com “shift”, </text:span><text:span text:style-name="T19"><text:s/></text:span><text:span text:style-name="T21">alguns caracteres determinam a opção dos caracteres que se seguem. Isso permite uma codificação compacta, mas muito menos confiável para transmissão de dados, uma vez que um erro na transmissão do código shift normalmente resulta em uma grande parte da transmissão torne-se ilegível</text:span><text:span text:style-name="T19">. </text:span><text:span text:style-name="T21">O comitê do padrão foi contra o shift e portanto, fez com que o ASCII necessitasse de um código com pelo menos 7 bits</text:span><text:span text:style-name="T19">.[15]</text:span></text:p>
      <text:p text:style-name="P19"><text:span text:style-name="T21"><text:tab/>O comitê passou a considerar um código com 8 bits, uma vez que um octeto permitiria que 2 padrões de quatro bits fossem transmitidos eficientemente com um decimal codificado de forma binária. Entretanto, </text:span><text:span text:style-name="T22">toda transmissão necessitaria enviar 8 bits, quando só eram necessários 7</text:span><text:span text:style-name="T19">. </text:span><text:span text:style-name="T22">O comitê votou pelo uso do código de sete bits para minimizar os custos associados à transmissão</text:span><text:span text:style-name="T19">. </text:span><text:span text:style-name="T22">Uma vez que os cartões perfurados da época podiam gravar oito bits em uma posição, isso permitiria um bit de paridade para a correção de erro, caso isso fosse desejável. Máquinas que não fazem a checagem de paridade (com octetos nativos como tipos de dados) normalmente definem o oitavo bit como 0 (zero).</text:span></text:p>
      <text:p text:style-name="P19"><text:span text:style-name="T19"><text:tab/></text:span><text:span text:style-name="T22">O próprio código foi padronizado para que a maior parte dos caracteres de controle estivessem juntos e todos os caracteres gráficos também </text:span><text:span text:style-name="T23">permanecessem agrupados, para uma fácil </text:span><text:span text:style-name="T23">identificação</text:span><text:span text:style-name="T19">. </text:span><text:span text:style-name="T23">As duas primeiras colunas </text:span><text:span text:style-name="T19">(32 posi</text:span><text:span text:style-name="T23">ções</text:span><text:span text:style-name="T19">) </text:span><text:span text:style-name="T23">foram reservadas para os caracteres de controle</text:span><text:span text:style-name="T19">. </text:span><text:span text:style-name="T23">O caracter de “espaço” teve que vir antes dos imprimíveis para tornar a ordem mais fácil, tornando-se a posição 20hex.</text:span></text:p>
      <text:p text:style-name="P19"><text:span text:style-name="T19"><text:tab/></text:span><text:span text:style-name="T23">Os códigos de controle essenciais para a transmissão de dados eram: start of message </text:span><text:span text:style-name="T19">(SOM), end of address (EOA), end of message (EOM), end of transmission (EOT), "who are you?" (WRU), "are you?" (RU), a reserved device control (DC0), synchronous idle (SYNC), and acknowledge (ACK).</text:span></text:p>
      <text:p text:style-name="P19"><text:span text:style-name="T19"><text:tab/></text:span><text:span text:style-name="T23">O</text:span><text:span text:style-name="T19"> ASCII </text:span><text:span text:style-name="T23">foi publicado como </text:span><text:span text:style-name="T19">ASA X3.4-1963, </text:span><text:span text:style-name="T23">deixando 28 posições do código sem nenhuma atribuição e reservadas para uma padronização futura juntamente com mais uma posição de controle</text:span><text:span text:style-name="T19">. </text:span><text:span text:style-name="T24">Outras entidades de padronização internacional ratificaram a codificação, tal como fez a <text:s/></text:span><text:span text:style-name="T19">ISO/IEC 646, </text:span><text:span text:style-name="T24">de forma idêntica ou praticamente idêntica ao </text:span><text:span text:style-name="T19">ASCII, </text:span><text:span text:style-name="T24">com extensões para caracteres fora do alfabeto inglês e símbolos utilizados fora dos Estados Unidos</text:span><text:span text:style-name="T19">, </text:span><text:span text:style-name="T24">como por exemplo o símbolo da Libra Esterlina </text:span><text:span text:style-name="T19">(£). </text:span><text:span text:style-name="T24">Praticamente todos os países precisaram de uma versão adaptada do </text:span><text:span text:style-name="T19">ASCII, </text:span><text:span text:style-name="T24">uma vez que ele preenchia as necessidades apenas dos Estados Unidos e de outros poucos países</text:span><text:span text:style-name="T19">. </text:span><text:span text:style-name="T24">Um exemplo disso foi o Canadá</text:span><text:span text:style-name="T19">, </text:span><text:span text:style-name="T24">que teve a sua própria versão com suporte a caracteres franceses</text:span><text:span text:style-name="T19">. </text:span><text:span text:style-name="T24">Outras codificações adaptadas incluem a </text:span><text:span text:style-name="T19">ISCII (India), VISCII (Vietnam), </text:span><text:span text:style-name="T24">e</text:span><text:span text:style-name="T19"> YUSCII (</text:span><text:span text:style-name="T24">I</text:span><text:span text:style-name="T19">ugosl</text:span><text:span text:style-name="T24">á</text:span><text:span text:style-name="T19">via). </text:span><text:span text:style-name="T24">Apesar dessas codificações as vezes serem referidas como o ASCII, o </text:span><text:soft-page-break/><text:span text:style-name="T24">verdadeiro ASCII é definido apenas pelo padrão ANSI</text:span><text:span text:style-name="T19">.</text:span></text:p>
      <text:p text:style-name="P19"><text:span text:style-name="T19"><text:tab/></text:span><text:span text:style-name="T24">O </text:span><text:span text:style-name="T19">ASCII </text:span><text:span text:style-name="T24">foi incorporado ao conjunto de caracteres do Unicode como os primeiros </text:span><text:span text:style-name="T19">128 </text:span><text:span text:style-name="T24">símbolos, portanto os caracteres </text:span><text:span text:style-name="T19">ASCII </text:span><text:span text:style-name="T24">possuem o mesmo código numérico em ambas codificações</text:span><text:span text:style-name="T19">. </text:span><text:span text:style-name="T24">Isso permitiu que o </text:span><text:span text:style-name="T19">UTF-8 </text:span><text:span text:style-name="T24">fosse retro-compatível com o </text:span><text:span text:style-name="T19">ASCII, </text:span><text:span text:style-name="T24">o que é uma vantagem significativa</text:span><text:span text:style-name="T19">. </text:span><text:span text:style-name="T33">Abaixo, podemos visualizar a tabela ASCII:</text:span></text:p>
      <text:p text:style-name="P19"><text:span text:style-name="T33"/></text:p>
      <text:p text:style-name="P19"><text:span text:style-name="T33"><draw:frame draw:style-name="fr1" draw:name="figuras3" text:anchor-type="as-char" svg:width="17.013cm" svg:height="12.464cm" draw:z-index="2"><draw:image xlink:href="http://www.asciitable.com/index/asciifull.gif" xlink:type="simple" xlink:show="embed" xlink:actuate="onLoad"/></draw:frame></text:span></text:p>
      <text:h text:style-name="P32" text:outline-level="1"><text:span text:style-name="T32"/></text:h>
      <text:h text:style-name="P33" text:outline-level="1"><text:bookmark-start text:name="__RefHeading__633_516714410"/><text:span text:style-name="T32">O PADRÃO UNICODE</text:span><text:bookmark-end text:name="__RefHeading__633_516714410"/></text:h>
      <text:p text:style-name="P5"/>
      <text:p text:style-name="P6"><text:tab/>O Unicode possui o objetivo explícito de transcender as limitações de codificações de carácter tradicionais, como as definidas pelo padrão ISO 8859 e pelo padrão ASCII e seus derivados, que possuem grande uso em vários países, mas que permanecem em sua maioria incompatíveis umas com as outras. Várias codificações de carácter tradicionais compartilham um problema comum, ao permitirem o processamento bilíngue (geralmente usando caracteres latinos e idioma local), mas não processamento multilíngue (processamento de idiomas arbitrários misturados uns com os outros).</text:p>
      <text:p text:style-name="P26"><text:span text:style-name="T3"><text:tab/>Publicado no livro </text:span><text:span text:style-name="T4">The Unicode Standard</text:span><text:span text:style-name="T3"> o padrão consiste de pouco mais de 110 mil caracteres, um conjunto de diagramas de códigos para referência visual, uma metodologia para codificação e um conjunto de codificações padrão de caracteres, uma enumeração de propriedades </text:span><text:span text:style-name="T3">de caracteres como letras maiúsculas e minúsculas, um conjunto de arquivos de computador com dados de referência, além de regras para normalização, decomposição, ordenação alfabética e renderização.</text:span></text:p>
      <text:p text:style-name="P26"><text:span text:style-name="T3"><text:tab/>Atualmente, é promovido e desenvolvido pela </text:span><text:span text:style-name="T4">Unicode Consortium</text:span><text:span text:style-name="T3">, uma organização sem fins lucrativos que coordena o padrão, e que possui o objetivo de um dia substituir esquemas de codificação de caractere existentes pelo Unicode e pelos esquemas padronizados de transformação Unicode (chamados de </text:span><text:span text:style-name="T4">Unicode Transformation Format</text:span><text:span text:style-name="T3">, ou UTF). Seu desenvolvimento é feito em conjunto com a Organização Internacional para Padronização (ISO) e compartilha o repertório de caracteres com o ISO/IEC 10646: o Conjunto Universal de Caracteres (UCS). Ambos funcionam equivalentemente como codificadores de caracteres, mas o padrão Unicode fornece muito mais informação, cobrindo em detalhes tópicos como ordenação alfabética e visualização.</text:span></text:p>
      <text:p text:style-name="P7"><text:tab/>Seu sucesso em unificar conjuntos de caracteres levou a um uso amplo e predominante na internacionalização e localização de programas de computador. O padrão foi implementado em várias tecnologias recentes, incluindo XML, Java e sistemas operacionais modernos.</text:p>
      <text:p text:style-name="P6"><text:tab/>O Unicode codifica os caracteres em si - grafemas e unidades tais como grafemas - em vez de codificar glifos variantes para tais caracteres. No caso de caracteres chineses, essa estratégia geralmente leva a controvérsias quanto à distinção entre um caractere e seus glifos variantes.</text:p>
      <text:p text:style-name="P6">Na área de processamento de texto, o Unicode possui o papel de fornecer um único código - um número e não um glifo - para cada carácter. Em outras palavras, o Unicode representa um carácter em uma forma abstrata e deixa questões sobre renderização (como tamanho, forma, fonte ou estilo) para outro software, como um navegador ou um editor de texto. Esse simples objetivo torna-se <text:soft-page-break/>complicado pelas concessões feitas pelos desenvolvedores do padrão a fim de encorajar uma adoção mais rápida.</text:p>
      <text:p text:style-name="P18"><text:span text:style-name="T25"><text:tab/>Os 256 primeiros códigos Unicode são idênticos aos do padrão ISO 8859-1 </text:span><text:span text:style-name="T26">(ASCII)</text:span><text:span text:style-name="T25">, de forma que é trivial converter texto ocidental existente. Diversos caracteres idênticos foram codificados múltiplas vezes em diferentes códigos para preservar distinções usadas por codificações legadas, permitindo assim a conversão de tais codificações para Unicode e vice versa, sem perder qualquer informação. Da mesma forma, enquanto o Unicode permite combinar caracteres, ele também codifica versões pré-compostas da maioria das combinações mais comuns de letra/diacrítico. Por exemplo, o carácter "é" pode ser representado por U+0065 (letra latina "e" minúsculo) combinado com U+0301 (diacrítico "acento agudo"), mas também pode ser representado como U+00E9 (letra latina "e" com diacrítico "acento agudo").</text:span></text:p>
      <text:p text:style-name="P6"><text:tab/>O padrão ainda inclui outros itens relacionados, como propriedades de caracteres, formas de normalização de texto e ordem bidirecional de visualização (para a correta visualização de texto lido da direita à esquerda, como em língua árabe ou hebraica).</text:p>
      <text:p text:style-name="P25"/>
      <text:h text:style-name="Heading_20_3" text:outline-level="3"><text:bookmark-start text:name="__RefHeading__635_516714410"/>História<text:bookmark-end text:name="__RefHeading__635_516714410"/></text:h>
      <text:p text:style-name="P8"/>
      <text:p text:style-name="P17"><text:span text:style-name="T26"><text:tab/>Entre 1986 e 1987, iniciou-se na Xerox o trabalho de construção de um banco de dados para mapear o relacionamento entre caracteres idênticos dos alfabetos japonês, chinês tradicional e chinês simplificado, a fim de construir uma fonte tipográfica para caracteres chineses. O grupo de funcionários envolvidos incluía Huan-mei Liao, Nelson Ng, Dave Opstad e Lee Collins. Na mesma época, na Apple Inc. iniciou</text:span><text:span text:style-name="T27">-</text:span><text:span text:style-name="T26">se a discussão sobre um conjunto universal de caracteres. O grupo da Xerox começa </text:span><text:span text:style-name="T27">a discutir</text:span><text:span text:style-name="T26"> sobre questões multilíngues com Mark Davis, da Apple.</text:span></text:p>
      <text:p text:style-name="P16"><text:span text:style-name="T26"><text:tab/>A partir de 1988 </text:span><text:span text:style-name="T27">iniciam-se</text:span><text:span text:style-name="T26"> </text:span><text:span text:style-name="T27">os questionamentos </text:span><text:span text:style-name="T26">sobre uma largura fixa ou variável de bytes para a representação dos códigos, e uma das primeiras propostas é o sistema de Davis com uma largura fixa de 16 bits com o nome "High Text", em oposição a</text:span><text:span text:style-name="T27">o</text:span><text:span text:style-name="T26"> "Low Text" </text:span><text:span text:style-name="T27">do</text:span><text:span text:style-name="T26"> padrão ASCII. Nos estudos, são levados em conta comparações entre o acesso de texto em largura fixa e variável, investigações sobre os requisitos para se utilizar 16 bits em sistemas computacionais e uma estimativa inicial de contagem de todos os caracteres existentes, para definir se 16 bits seriam mesmo o suficiente</text:span><text:span text:style-name="T27">s</text:span><text:span text:style-name="T26">.</text:span></text:p>
      <text:p text:style-name="P16"><text:span text:style-name="T26"><text:tab/></text:span><text:span text:style-name="T27">Mais tarde,</text:span><text:span text:style-name="T26"> as </text:span><text:span text:style-name="T27">frequentes</text:span><text:span text:style-name="T26"> reuniões do grupo Unicode contam com a presença de representantes de empresas como Metaphor, Sun, Adobe, HP e NeXT. Tais reuniões evoluíram até o comitê técnico do Unicode, com a formação da Unicode Consortium dois anos após.</text:span></text:p>
      <text:p text:style-name="P8"><text:soft-page-break/><text:tab/>Em setembro, o grupo decide usar padrões ISO já existentes para ordenações de sistemas de escrita e nomeação de esquemas. No mês seguinte, o padrão é apresentado para a Microsoft e a IBM, em conjunto com a cooperação entre Apple e Microsoft com o TrueType. O padrão também foi apresentado ao grupo de internacionalização do Unix.</text:p>
      <text:p text:style-name="P16"><text:span text:style-name="T26"><text:tab/>A partir do início de 1990, a Microsoft começa a participar das reuniões do Unicode. Em junho é a vez da IBM começar a participar mais ativamente. No mesmo ano é iniciado o trabalho para a formação de um consórcio ao padrão. Em 3 de janeiro de 1991 </text:span><text:span text:style-name="T27">o</text:span><text:span text:style-name="T26"> </text:span><text:span text:style-name="T10">Unicode Consortium</text:span><text:span text:style-name="T26"> é fundad</text:span><text:span text:style-name="T27">o</text:span><text:span text:style-name="T26">, como Unicode Inc. na Califórnia, Estados Unidos. No dia 25 é realizada a primeira reunião dos membros, e ainda em janeiro é formado o comitê técnico Unicode. No mês seguinte, um dos primeiros artigos sobre o Unicode aparece no New York Times. Atualmente, qualquer empresa ou pessoa disposta a pagar os custos de associação pode se tornar membro da organização; os membros incluem, virtualmente, todas as principais empresas de software e hardware interessadas em padrões de processamento de texto, tais como Adobe Systems, Apple, Google, HP, IBM, Microsoft e Xerox. Outras instituições incluem a Universidade de Berkeley, o governo da Índia e o governo do Paquistão.</text:span></text:p>
      <text:p text:style-name="P8"/>
      <text:h text:style-name="Heading_20_3" text:outline-level="3"><text:bookmark-start text:name="__RefHeading__637_516714410"/>Arquitetura<text:bookmark-end text:name="__RefHeading__637_516714410"/></text:h>
      <text:p text:style-name="Text_20_body"/>
      <text:p text:style-name="P9"><text:span text:style-name="T28">O Unicode define 1.114.112 posições de código, o que abrange do 0 ao 10FFFF (em hexadecimal). Normalmente as posições são referenciadas a partir da notação "U+" seguida pelo seu número hexadecimal. Para posições na Base Multilinguística Básica (</text:span><text:span text:style-name="T11">Basic Multilingual Plane </text:span><text:span text:style-name="T2">ou </text:span><text:span text:style-name="T28">BMP), quatro dígitos são usados (ex. U+0058 para o caractere latino em caixa alta X); para posições fora do BMP, cinco ou seis dígitos são necessários (ex. U+E0001 para o caractere &amp;). Versões mais antigas do padrão utilizam notações semelhantes mas com regras sutilmente diferentes. Por exemplo, Unicode 3.0 utilizava "U-" seguido de oito dígitos para indicar uma posição e permitia "U+" de ser utilizado apenas com quatro dígitos para indicar </text:span><text:span text:style-name="T29">a posição</text:span><text:span text:style-name="T28"> de código </text:span><text:span text:style-name="T29">para ser usada apenas com a quantidade exata de dígitos para indicar uma posição</text:span><text:span text:style-name="T28">.</text:span></text:p>
      <text:p text:style-name="P9"><text:span text:style-name="T28"/></text:p>
      <text:p text:style-name="P10"><text:span text:style-name="T29">O Unicode cobre quase todos os sistemas de escritas em uso atualmente, incluindo:</text:span></text:p>
      <text:section text:style-name="Sect1" text:name="Seção1">
        <text:list xml:id="list2108930372" text:style-name="L1">
          <text:list-item>
            <text:p text:style-name="P11"><text:span text:style-name="T29">Alfabeto árabe</text:span></text:p>
          </text:list-item>
          <text:list-item>
            <text:p text:style-name="P11"><text:span text:style-name="T29">Alfabeto armênio</text:span></text:p>
          </text:list-item>
          <text:list-item>
            <text:p text:style-name="P11"><text:span text:style-name="T29">Alfabeto bengali</text:span></text:p>
          </text:list-item>
          <text:list-item>
            <text:p text:style-name="P11"><text:span text:style-name="T29">Braille</text:span></text:p>
          </text:list-item>
          <text:list-item>
            <text:p text:style-name="P11"><text:span text:style-name="T29">Alfabeto cherokee</text:span></text:p>
          </text:list-item>
          <text:list-item>
            <text:p text:style-name="P11"><text:span text:style-name="T29">Alfabeto copta</text:span></text:p>
          </text:list-item>
          <text:list-item>
            <text:p text:style-name="P11"><text:span text:style-name="T29">Alfabeto cirílico</text:span></text:p>
          </text:list-item>
          <text:list-item>
            <text:p text:style-name="P11"><text:span text:style-name="T29">Devanagari</text:span></text:p>
          </text:list-item>
          <text:list-item>
            <text:p text:style-name="P11"><text:soft-page-break/><text:span text:style-name="T29">Alfabeto ge'ez</text:span></text:p>
          </text:list-item>
          <text:list-item>
            <text:p text:style-name="P11"><text:span text:style-name="T29">Alfabeto georgiano</text:span></text:p>
          </text:list-item>
          <text:list-item>
            <text:p text:style-name="P11"><text:span text:style-name="T29">Alfabeto grego</text:span></text:p>
          </text:list-item>
          <text:list-item>
            <text:p text:style-name="P11"><text:span text:style-name="T29">Alfabeto gujarati</text:span></text:p>
          </text:list-item>
          <text:list-item>
            <text:p text:style-name="P11"><text:span text:style-name="T29">Alfabeto gurmukhi</text:span></text:p>
          </text:list-item>
          <text:list-item>
            <text:p text:style-name="P11"><text:span text:style-name="T29">Caracteres chineses</text:span></text:p>
          </text:list-item>
          <text:list-item>
            <text:p text:style-name="P11"><text:span text:style-name="T29">Hangul</text:span></text:p>
          </text:list-item>
          <text:list-item>
            <text:p text:style-name="P11"><text:span text:style-name="T29">Alfabeto hebraico</text:span></text:p>
          </text:list-item>
          <text:list-item>
            <text:p text:style-name="P11"><text:span text:style-name="T29">Hiragana e Katakana</text:span></text:p>
          </text:list-item>
          <text:list-item>
            <text:p text:style-name="P11"><text:span text:style-name="T29">Alfabeto fonético internacional (AFI)</text:span></text:p>
          </text:list-item>
          <text:list-item>
            <text:p text:style-name="P11"><text:span text:style-name="T29">Alfabeto khmer</text:span></text:p>
          </text:list-item>
          <text:list-item>
            <text:p text:style-name="P11"><text:span text:style-name="T29">Alfabeto kannada</text:span></text:p>
          </text:list-item>
          <text:list-item>
            <text:p text:style-name="P11"><text:span text:style-name="T29">Alfabeto latino</text:span></text:p>
          </text:list-item>
          <text:list-item>
            <text:p text:style-name="P11"><text:span text:style-name="T29">Alfabeto mongoliano</text:span></text:p>
          </text:list-item>
          <text:list-item>
            <text:p text:style-name="P11"><text:span text:style-name="T29">Alfabeto birmanês</text:span></text:p>
          </text:list-item>
          <text:list-item>
            <text:p text:style-name="P11"><text:span text:style-name="T29">N'Ko</text:span></text:p>
          </text:list-item>
          <text:list-item>
            <text:p text:style-name="P11"><text:span text:style-name="T29">Alfabeto oriá</text:span></text:p>
          </text:list-item>
          <text:list-item>
            <text:p text:style-name="P11"><text:span text:style-name="T29">Alfabeto siríaco</text:span></text:p>
          </text:list-item>
          <text:list-item>
            <text:p text:style-name="P11"><text:span text:style-name="T29">Alfabeto tamil</text:span></text:p>
          </text:list-item>
          <text:list-item>
            <text:p text:style-name="P11"><text:span text:style-name="T29">Alfabeto tailandês</text:span></text:p>
          </text:list-item>
          <text:list-item>
            <text:p text:style-name="P11"><text:span text:style-name="T29">Alfabeto tibetano</text:span></text:p>
          </text:list-item>
          <text:list-item>
            <text:p text:style-name="P11"><text:span text:style-name="T29">Tifinagh</text:span></text:p>
          </text:list-item>
          <text:list-item>
            <text:p text:style-name="P11"><text:span text:style-name="T29">Alfabeto yi</text:span></text:p>
          </text:list-item>
          <text:list-item>
            <text:p text:style-name="P11"><text:span text:style-name="T29">Bopomofo</text:span></text:p>
          </text:list-item>
        </text:list>
      </text:section>
      <text:p text:style-name="P10"><text:span text:style-name="T29">O padrão adicionou </text:span><text:span text:style-name="T30">também </text:span><text:span text:style-name="T29">outros sistemas de escrita e cobrirá </text:span><text:span text:style-name="T30">ainda </text:span><text:span text:style-name="T29">mais, incluindo sistemas históricos ou extintos usados primordialmente pela academia, tais como:</text:span></text:p>
      <text:section text:style-name="Sect1" text:name="Seção2">
        <text:list xml:id="list412906234" text:style-name="L2">
          <text:list-item>
            <text:p text:style-name="P13"><text:span text:style-name="T29">Escrita cuneiforme</text:span></text:p>
          </text:list-item>
          <text:list-item>
            <text:p text:style-name="P13"><text:span text:style-name="T29">Alfabeto deseret</text:span></text:p>
          </text:list-item>
          <text:list-item>
            <text:p text:style-name="P13"><text:span text:style-name="T29">Escrita Linear B</text:span></text:p>
          </text:list-item>
          <text:list-item>
            <text:p text:style-name="P13"><text:span text:style-name="T29">Ogham</text:span></text:p>
          </text:list-item>
          <text:list-item>
            <text:p text:style-name="P13"><text:span text:style-name="T29">Alfabeto etrusco</text:span></text:p>
          </text:list-item>
          <text:list-item>
            <text:p text:style-name="P13"><text:span text:style-name="T29">Alfabeto fenício</text:span></text:p>
          </text:list-item>
          <text:list-item>
            <text:p text:style-name="P13"><text:span text:style-name="T29">Runas</text:span></text:p>
          </text:list-item>
          <text:list-item>
            <text:p text:style-name="P13"><text:span text:style-name="T29">Alfabeto ugarítico</text:span></text:p>
          </text:list-item>
          <text:list-item>
            <text:p text:style-name="P13"><text:span text:style-name="T29">Élfico</text:span></text:p>
          </text:list-item>
          <text:list-item>
            <text:p text:style-name="P14"><text:span text:style-name="T30">Notações musicais</text:span></text:p>
          </text:list-item>
        </text:list>
      </text:section>
      <text:p text:style-name="P10"><text:span text:style-name="T29"/></text:p>
      <text:h text:style-name="Heading_20_3" text:outline-level="3"><text:bookmark-start text:name="__RefHeading__639_516714410"/><text:span text:style-name="T30">UTF e UCS</text:span><text:bookmark-end text:name="__RefHeading__639_516714410"/></text:h>
      <text:p text:style-name="P12"><text:span text:style-name="T30"/></text:p>
      <text:p text:style-name="P12"><text:span text:style-name="T30"><text:tab/>O armazenamento dos códigos Unicode no processamento de texto apresenta o desafio de a maioria dos programas de computador escritos no mundo ocidental utilizarem somente codificações de 8 bits — 1 byte — (como no padrão ASCII), já que o suporte ao Unicode começou somente nos últimos anos. Similarmente, na representação de sistemas de escrita asiáticos, o modelo baseado em ASCII de caracteres de 2 bytes não pode mesmo em teoria codificar mais que 32 768[8] caracteres e, na prática, as arquiteturas impõem limites ainda menores. Tais limites são insuficientes mesmo levando só em conta as necessidades de acadêmicos da língua chinesa.</text:span></text:p>
      <text:p text:style-name="P12"><text:span text:style-name="T30"><text:tab/>A lógica interna de muitos programas legados tipicamente permite somente 8 bits para cada caractere, tornando impossível o uso de mais de 256 códigos sem processamento especial. Programas de 16-bits suportam somente dezenas de milhares de caracteres. Por outro lado, o </text:span><text:soft-page-break/><text:span text:style-name="T30">Unicode já definiu pouco mais de 107 mil caracteres codificados. Desenvolvedores de sistemas já sugeriram diversos mecanismos para implementar o padrão; a escolha de cada um depende do espaço de armazenamento disponível, compatibilidade de código fonte e interoperabilidade com outros sistemas.</text:span></text:p>
      <text:p text:style-name="P12"><text:span text:style-name="T30"><text:tab/>O Unicode define então dois métodos de mapeamento de códigos Unicode em códigos de implementação, o UTF (Formato de Transformação Unicode, do inglês </text:span><text:span text:style-name="T12">Unicode Transformation Format</text:span><text:span text:style-name="T30">) e UCS (Conjunto Universal de Caracteres, do inglês </text:span><text:span text:style-name="T12">Universal Character Set</text:span><text:span text:style-name="T30">). Os números associados aos nomes dos mapeamentos indicam o número de bits por código (no caso do UTF) ou o número de bytes por código (no caso de UCS). UTF-8 e UTF-16 são possivelmente as mais usadas.</text:span></text:p>
      <text:p text:style-name="P12"><text:span text:style-name="T30"><text:tab/>A UTF-7 é uma codificação não tão popular usada para a codificação em 7 bits, e é normalmente considerada obsoleta. Pode ser usada quando há restrições a caracteres com o oitavo bit ligado; por exemplo, quando só se podem usar caracteres ASCII válidos. Não faz parte do padrão, sendo apresentada apenas como uma recomendação. Já a UTF-EBCDIC possui largura variável e maximiza a compatibilidade com EBCDIC, mas também não faz parte do padrão.</text:span></text:p>
      <text:p text:style-name="P12"><text:span text:style-name="T30"><text:tab/>Por outro lado, a UTF-8 é uma codificação muito usada, e que maximiza a compatibilidade com ASCII. Utiliza entre um e quatro bytes por código e, sendo compacta para o sistemas latino e compatível com ASCII nos códigos até 127, fornece um padrão de fato de codificação para a conversão de textos para o formato Unicode. É usada pelas mais recentes distribuições Linux como uma substituta para codificações legadas na manipulação de texto. A UTF-8 representa uma forma de otimizar o espaço alocado para textos Unicode. Considerando por exemplo um texto escrito em língua inglesa, percebe-se que raramente são utilizados caracteres fora do escopo do ASCII, isto é, os primeiros 127 códigos Unicode. Isso significa que se for utilizada uma codificação de largura fixa de 16 bits, o segundo byte de cada carácter muito provavelmente estará vazio, nulo, inutilizado. Para arquivos grandes a sobrecarga desse espaço inútil alocado passa a ser relevante. Tendo uma largura variada, o UTF-8 define que caracteres ASCII são representados com somente um byte. Além de otimizar o espaço alocado no caso de caracteres ASCII, isso garante a paridade entre ASCII e UTF-8, facilitando a tradução de texto ASCII legado para o Unicode. Uma propriedade adicional do UTF-8 diz respeito ao truncamento de cadeias de caracteres Unicode. Alguns códigos (predominantemente legados) de processamento de cadeias de caracteres definem que um único byte nulo (0x00) representa o fim da cadeia. Como visto anteriormente, num texto Unicode de largura fixa de 16 bits, o segundo byte de cada carácter é frequentemente nulo em textos latinos. Isso é interpretado incorretamente como o final da cadeia de texto, problema que não acontece com o UTF-8 devido a otimização do espaço eliminando-se os tais caracteres nulos.</text:span></text:p>
      <text:h text:style-name="P32" text:outline-level="1"><text:soft-page-break/><text:span text:style-name="T30"/></text:h>
      <text:h text:style-name="P33" text:outline-level="1"><text:bookmark-start text:name="__RefHeading__641_516714410"/><text:span text:style-name="T32">O PADRÃO </text:span><text:span text:style-name="T31">UTF-8</text:span><text:bookmark-end text:name="__RefHeading__641_516714410"/></text:h>
      <text:p text:style-name="P15"><text:span text:style-name="T31"/></text:p>
      <text:p text:style-name="P15"><text:span text:style-name="T31"><text:tab/>UTF-8 (8-bit </text:span><text:span text:style-name="T13">Unicode Transformation Format</text:span><text:span text:style-name="T31">) é um tipo de codificação Unicode de comprimento variável criado por Ken Thompson e Rob Pike. Pode representar qualquer carácter universal padrão do Unicode, sendo também compatível com o ASCII. Por esta razão, está lentamente sendo adoptado como tipo de codificação padrão para email, páginas web, e outros locais onde os caracteres são armazenados.</text:span></text:p>
      <text:p text:style-name="P15"><text:span text:style-name="T31"><text:tab/>O UTF-8 usa de um a quatro bytes (estritamente, octetos) por carácter, dependendo do símbolo Unicode que representa. É necessário apenas um byte para codificar os 128 caracteres ASCII (Unicode U+0000 a U+007F). São necessários dois bytes para caracteres latinos com diacríticos. São também usados dois bytes para representar caracteres dos alfabetos grego, cirílico, armênio, hebraico, sírio e thaana (Unicode U+0080 a U+07FF). São necessários três bytes para o resto do Plano Multilingual Básico (que contém praticamente todos os caracteres comuns utilizados). Existem ainda outros caracteres que necessitam de quatro bytes.</text:span></text:p>
      <text:p text:style-name="P15"><text:span text:style-name="T31">Quatro bytes pode parecer muito para uma posição de código, mas muito raramente são utilizados. Além disso, UTF-16 (a principal alternativa ao UTF-8) necessita também de quatro bytes para estas posições de código. A definição de qual dos dois é mais eficiente (UTF-8 ou UTF-16) depende da variedade de posições de código usados. Contudo, as diferenças entre os vários tipos de codificação tornam-se irrelevantes com o uso de sistemas de compressão como o DEFLATE. Para textos curtos nos quais os tradicionais algoritmos não funcionam bem e se faz necessário ter o tamanho em consideração, é geralmente usado o Esquema Padrão de Compressão para Unicode (</text:span><text:span text:style-name="T13">Standard Compression Scheme for Unicode</text:span><text:span text:style-name="T31">).</text:span></text:p>
      <text:p text:style-name="P15"><text:span text:style-name="T31"/></text:p>
      <text:h text:style-name="Heading_20_3" text:outline-level="3"><text:bookmark-start text:name="__RefHeading__643_516714410"/><text:span text:style-name="T31">História</text:span><text:bookmark-end text:name="__RefHeading__643_516714410"/></text:h>
      <text:p text:style-name="P15"><text:span text:style-name="T31"/></text:p>
      <text:p text:style-name="P15"><text:span text:style-name="T31"><text:tab/>O padrão UTF-8 foi criado por Ken Thompson no dia 2 de setembro de 1992, num restaurante de Nova Jersey, juntamente com Rob Pike. No dia seguinte, Pike e Thompson implementaram-no e atualizaram o seu sistema operacional Plan 9 para o passar a usá-lo. Ele foi anunciado formalmente numa conferência USENIX em San Diego, que decorreu de 25 a 29 de janeiro de 1993.</text:span></text:p>
      <text:p text:style-name="P15"><text:span text:style-name="T31"><text:tab/>As especificações da Microsoft para o Cab (MS Cabinet) de 1996 aceitam o uso de strings codificadas com o UTF-8 (apesar de ter sido lançado antes de o UTF-8 ter um padrão estabelecido), </text:span><text:soft-page-break/><text:span text:style-name="T31">mas nunca chegou a ser implementado.</text:span></text:p>
      <text:p text:style-name="P15"><text:span text:style-name="T31"><text:tab/>O "Internet Engineering Task Force" (IETF) requer que todos os protocolos utilizados na Internet suportem, pelo menos, o UTF-8. O "Internet Mail Consortium" (IMC) recomenda que todos os clientes de email consigam ler e criar emails utilizando o UTF-8.</text:span></text:p>
      <text:h text:style-name="P32" text:outline-level="1"><text:span text:style-name="T31"/></text:h>
      <text:h text:style-name="P33" text:outline-level="1"><text:bookmark-start text:name="__RefHeading__645_516714410"/><text:span text:style-name="T32">CONCLUSÃO</text:span><text:bookmark-end text:name="__RefHeading__645_516714410"/></text:h>
      <text:p text:style-name="P24"><text:span text:style-name="T32"/></text:p>
      <text:p text:style-name="P15"><text:span text:style-name="T31"><text:tab/>O Unicode, em teoria, e muito bom, mas, na prática, ele utiliza 2 bytes para um caractere. Em outras palavras, qualquer texto faz uso de duas vezes mais espaço que no ASCII, o que é um desperdício. </text:span></text:p>
      <text:p text:style-name="P15"><text:span text:style-name="T31"><text:tab/>Além disso, se tomarmos como exemplo um texto em português, a grande maioria dos caracteres fazem parte do código ASCII. São raros os caracteres que requerem o Unicode. O UTF-8 resolve esse problema. Um texto em UTF-8 é simples: ele é completamente em ASCII e, quando precisamos de um caractere do Unicode, usamos um caracter especial, que indica "atenção, o seguinte caractere é em Unicode". </text:span></text:p>
      <text:p text:style-name="P15"><text:span text:style-name="T31"><text:tab/>Por exemplo, para o texto "Bienvenue chez Sébastien" (em francês), apenas o "é" não faz parte do código ASCII. Então, escrevemos em UTF-8:</text:span></text:p>
      <text:p text:style-name="P15"><text:span text:style-name="T31"><draw:frame draw:style-name="fr1" draw:name="figuras1" text:anchor-type="as-char" svg:width="6.535cm" svg:height="0.45cm" draw:z-index="0"><draw:image xlink:href="http://static.commentcamarche.net/pt.kioskea.net/faq/images/3CnBkSiYkrUzslO0-s-.png" xlink:type="simple" xlink:show="embed" xlink:actuate="onLoad"/></draw:frame></text:span></text:p>
      <text:p text:style-name="P15"><text:span text:style-name="T31">De qualquer maneira, para ser mais rigoroso, indicamos o início do arquivo, que é um arquivo em UTF-8, com caracteres especiais:</text:span></text:p>
      <text:p text:style-name="P15"><text:span text:style-name="T31"><draw:frame draw:style-name="fr1" draw:name="figuras2" text:anchor-type="as-char" svg:width="7.303cm" svg:height="0.45cm" draw:z-index="1"><draw:image xlink:href="http://static.commentcamarche.net/pt.kioskea.net/faq/images/vf5ddg3lGObWSZkR-s-.png" xlink:type="simple" xlink:show="embed" xlink:actuate="onLoad"/></draw:frame></text:span></text:p>
      <text:p text:style-name="P15"><text:span text:style-name="T31"><text:tab/>O UTF-8 reúne o melhor de dois mundos: a amplitude eficiência do ASCII e a amplitude do Unicode.</text:span></text:p>
      <text:p text:style-name="P15"><text:span text:style-name="T31"/></text:p>
      <text:h text:style-name="Heading_20_1" text:outline-level="1"><text:bookmark-start text:name="__RefHeading__647_516714410"/><text:span text:style-name="T32">BIBLIOGRAFIA</text:span><text:bookmark-end text:name="__RefHeading__647_516714410"/></text:h>
      <text:p text:style-name="P23"><text:span text:style-name="T32"/></text:p>
      <text:p text:style-name="P27"><text:span text:style-name="T32">O que é ASCII, UNICODE e UTF-8? Disponível em: &lt;http://pt.kioskea.net/faq/9956-o-que-e-ascii-unicode-e-utf-8&gt;. Acesso em: 09 de dez. 2012.</text:span></text:p>
      <text:p text:style-name="P27"><text:span text:style-name="T32">Wikipédia. Disponível em: &lt;http://www.wikipedia.org&gt;. Acesso em: 09 de dez. 2012.</text:span></text:p>
      <text:p text:style-name="P29"><text:span text:style-name="T32">MAINI, Anil Kumar. </text:span><text:span text:style-name="T14">Digital Electronics</text:span><text:span text:style-name="T32">: Principles, Devices and Applications. </text:span><text:span text:style-name="T33">Chichester: Wiley, 2007.</text:span></text:p>
      <text:p text:style-name="Text_20_body"><text:span text:style-name="T33"/></text:p>
      <text:p text:style-name="P28"><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Helvetica, sans-serif"/>
    <style:font-face style:name="Lohit Hindi1" svg:font-family="'Lohit Hindi'"/>
    <style:font-face style:name="OpenSymbol" svg:font-family="OpenSymbol"/>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footer>
        <text:p text:style-name="MP1"><text:page-number text:select-page="current">13</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el </meta:initial-creator>
    <meta:creation-date>2012-12-10T17:05:37</meta:creation-date>
    <dc:date>2012-12-12T06:50:51</dc:date>
    <dc:creator>Kemel </dc:creator>
    <meta:editing-duration>PT1H51M29S</meta:editing-duration>
    <meta:editing-cycles>5</meta:editing-cycles>
    <meta:generator>LibreOffice/3.6$Linux_X86_64 LibreOffice_project/360m1$Build-2</meta:generator>
    <meta:printed-by>Kemel </meta:printed-by>
    <meta:print-date>2012-12-12T06:08:13</meta:print-date>
    <meta:document-statistic meta:table-count="0" meta:image-count="3" meta:object-count="0" meta:page-count="15" meta:paragraph-count="118" meta:word-count="3668" meta:character-count="23385" meta:non-whitespace-character-count="19799"/>
  </office:meta>
</office:document-meta>
</file>